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96150320" text:id="ct196150320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96150776" text:id="ct196150776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96151232" text:id="ct19615123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96150656" text:id="ct19615065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95976856" text:id="ct19597685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96164824" text:id="ct196164824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96160976" text:id="ct19616097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96166400" text:id="ct1961664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96153640" text:id="ct19615364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96151752" text:id="ct19615175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96174336" text:id="ct19617433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96168736" text:id="ct19616873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96174952" text:id="ct19617495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95874352" text:id="ct19587435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96174696" text:id="ct19617469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95874816" text:id="ct19587481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95875280" text:id="ct19587528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96180984" text:id="ct196180984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96153736" text:id="ct196153736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96209072" text:id="ct196209072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96186400" text:id="ct196186400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96150320"/>self.displayValue(self.listProposingGroup(),self.getProposingGroup())<text:change-end text:change-id="ct196150320"/></text:p>
          <text:p text:style-name="P3"><text:line-break/>Correspondant :<text:line-break/><text:change-start text:change-id="ct196150776"/>self.portal_membership.getMemberInfo(self.Creator())['fullname']<text:change-end text:change-id="ct196150776"/></text:p>
          <text:p text:style-name="P3"><text:line-break/>Références : <text:change-start text:change-id="ct196151232"/>self.getItemReference()<text:change-end text:change-id="ct196151232"/></text:p>
        </draw:text-box>
      </draw:frame>
      <text:p text:style-name="Standard2">Du registre aux délibérations du <text:change-start text:change-id="ct196150656"/>self.portal_plonemeeting.getMeetingConfig(self).Title()<text:change-end text:change-id="ct196150656"/> a été extrait ce qui suit :<text:line-break/></text:p>
      <text:p text:style-name="P4">Séance du <text:change-start text:change-id="ct195976856"/>self.getMeeting().Title()<text:change-end text:change-id="ct195976856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96164824"/><text:span text:style-name="T1">self.getItemNumber(relativeTo='meeting')</text:span><text:change-end text:change-id="ct196164824"/><text:span text:style-name="T1"> : </text:span><text:change-start text:change-id="ct196160976"/><text:span text:style-name="T1">self.</text:span>Title()<text:change-end text:change-id="ct196160976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Standard2"/>
      <text:p text:style-name="Standard2">Fait en séance à l’Hôtel de Ville, date que dessus.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96166400"/>self.getItemSignatures().split('\n')[0]<text:change-end text:change-id="ct196166400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96153640"/>self.getItemSignatories(theObjects=True)[1].getGender()=='m' and 'Le' or 'La'<text:change-end text:change-id="ct19615364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96151752"/>self.getItemSignatories(theObjects=True)[1].getDuty()<text:change-end text:change-id="ct196151752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96174336"/>self.getItemSignatures().split('\n')[2]<text:change-end text:change-id="ct196174336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96168736"/>self.getItemSignatories(theObjects=True)[0].getGender()=='m' and 'Le' or 'La'<text:change-end text:change-id="ct19616873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96174952"/>self.getItemSignatories(theObjects=True)[0].getDuty()<text:change-end text:change-id="ct196174952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95874352"/>self.getItemSignatures().split('\n')[1]<text:change-end text:change-id="ct195874352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96174696"/>self.getItemSignatories(theObjects=True)[1].Title()<text:change-end text:change-id="ct19617469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95874816"/>self.getItemSignatures().split('\n')[3]<text:change-end text:change-id="ct195874816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95875280"/>self.getItemSignatories(theObjects=True)[0].Title()<text:change-end text:change-id="ct195875280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96180984"/>self.adapted().getCertifiedSignatures()[0].split('\n')[0]<text:change-end text:change-id="ct196180984"/></text:p>
            </table:table-cell>
            <table:table-cell table:style-name="Tableau1.A1" office:value-type="string">
              <text:p text:style-name="P6"><text:change-start text:change-id="ct196153736"/>self.adapted().getCertifiedSignatures()[0].split('\n')[2]<text:change-end text:change-id="ct196153736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96209072"/>self.adapted().getCertifiedSignatures()[0].split('\n')[1]<text:change-end text:change-id="ct196209072"/></text:p>
          </table:table-cell>
          <table:table-cell table:style-name="Tableau1.A1" office:value-type="string">
            <text:p text:style-name="P6"><text:change-start text:change-id="ct196186400"/>self.adapted().getCertifiedSignatures()[0].split('\n')[3]<text:change-end text:change-id="ct196186400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1</meta:editing-cycles>
    <meta:editing-duration>PT49M34S</meta:editing-duration>
    <meta:initial-creator>Gauthier Bastien</meta:initial-creator>
    <dc:date>2013-08-09T13:53:06</dc:date>
    <dc:creator>Gauthier Bastien</dc:creator>
    <meta:document-statistic meta:table-count="2" meta:image-count="0" meta:object-count="0" meta:page-count="1" meta:paragraph-count="25" meta:word-count="92" meta:character-count="1350" meta:non-whitespace-character-count="1287"/>
    <meta:user-defined meta:name="Info 1"/>
    <meta:user-defined meta:name="Info 2"/>
    <meta:user-defined meta:name="Info 3"/>
    <meta:user-defined meta:name="Info 4"/>
  </office:meta>
</office:document-meta>
</file>